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ED000000F2F2257F1D.svm" manifest:media-type=""/>
  <manifest:file-entry manifest:full-path="Pictures/20000001000001390000012DAA730B4C.svm" manifest:media-type=""/>
  <manifest:file-entry manifest:full-path="Pictures/20000001000004580000030AAF98C5D6.svm" manifest:media-type=""/>
  <manifest:file-entry manifest:full-path="Pictures/2000000100000458000003174ADFD306.svm" manifest:media-type=""/>
  <manifest:file-entry manifest:full-path="Pictures/200000010000010B00000129462D935A.svm" manifest:media-type=""/>
  <manifest:file-entry manifest:full-path="Pictures/20000001000001310000012D62166E45.svm" manifest:media-type=""/>
  <manifest:file-entry manifest:full-path="Pictures/2000000100000113000001291A780DBC.svm" manifest:media-type=""/>
  <manifest:file-entry manifest:full-path="Pictures/2000000200000266000000682DBE3249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frac{Z}{1-A_V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frac{A_V Z}{A_V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641cm" svg:height="1.815cm" svg:x="0.605cm" svg:y="0.887cm">
          <draw:image xlink:href="Pictures/2000000200000266000000682DBE3249.eps" xlink:type="simple" xlink:show="embed" xlink:actuate="onLoad">
            <text:p/>
          </draw:image>
        </draw:frame>
        <draw:line draw:style-name="gr2" draw:text-style-name="P1" draw:layer="layout" svg:x1="10.053cm" svg:y1="0.858cm" svg:x2="10.478cm" svg:y2="0.858cm">
          <text:p/>
        </draw:line>
        <draw:line draw:style-name="gr2" draw:text-style-name="P1" draw:layer="layout" svg:x1="1.116cm" svg:y1="0.888cm" svg:x2="1.703cm" svg:y2="0.888cm">
          <text:p/>
        </draw:line>
        <draw:line draw:style-name="gr2" draw:text-style-name="P1" draw:layer="layout" svg:x1="6.694cm" svg:y1="0.911cm" svg:x2="6.107cm" svg:y2="0.911cm">
          <text:p/>
        </draw:line>
        <draw:frame draw:style-name="gr3" draw:text-style-name="P2" draw:layer="layout" svg:width="0.869cm" svg:height="0.916cm" svg:x="8.977cm" svg:y="2.06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132cm" svg:height="0.916cm" svg:x="7.504cm" svg:y="2.043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line draw:style-name="gr2" draw:text-style-name="P1" draw:layer="layout" svg:x1="11.973cm" svg:y1="0.878cm" svg:x2="11.548cm" svg:y2="0.878cm">
          <text:p/>
        </draw:line>
        <draw:frame draw:style-name="gr4" draw:text-style-name="P1" draw:layer="layout" svg:width="0.365cm" svg:height="0.36cm" svg:x="0.193cm" svg:y="1.501cm">
          <draw:image xlink:href="Pictures/20000001000001310000012D62166E45.svm" xlink:type="simple" xlink:show="embed" xlink:actuate="onLoad">
            <text:p/>
          </draw:image>
        </draw:frame>
        <draw:frame draw:style-name="gr5" draw:text-style-name="P1" draw:layer="layout" svg:width="0.319cm" svg:height="0.355cm" svg:x="1.045cm" svg:y="0.361cm">
          <draw:image xlink:href="Pictures/200000010000010B00000129462D935A.svm" xlink:type="simple" xlink:show="embed" xlink:actuate="onLoad">
            <text:p/>
          </draw:image>
        </draw:frame>
        <draw:frame draw:style-name="gr6" draw:text-style-name="P1" draw:layer="layout" svg:width="1.333cm" svg:height="0.932cm" svg:x="1.953cm" svg:y="1.285cm">
          <draw:image xlink:href="Pictures/20000001000004580000030AAF98C5D6.svm" xlink:type="simple" xlink:show="embed" xlink:actuate="onLoad">
            <text:p/>
          </draw:image>
        </draw:frame>
        <draw:frame draw:style-name="gr7" draw:text-style-name="P1" draw:layer="layout" svg:width="1.333cm" svg:height="0.948cm" svg:x="4.355cm" svg:y="1.136cm">
          <draw:image xlink:href="Pictures/2000000100000458000003174ADFD306.svm" xlink:type="simple" xlink:show="embed" xlink:actuate="onLoad">
            <text:p/>
          </draw:image>
        </draw:frame>
        <draw:frame draw:style-name="gr8" draw:text-style-name="P1" draw:layer="layout" svg:width="0.329cm" svg:height="0.355cm" svg:x="6.309cm" svg:y="0.326cm">
          <draw:image xlink:href="Pictures/2000000100000113000001291A780DBC.svm" xlink:type="simple" xlink:show="embed" xlink:actuate="onLoad">
            <text:p/>
          </draw:image>
        </draw:frame>
        <draw:frame draw:style-name="gr9" draw:text-style-name="P1" draw:layer="layout" svg:width="0.374cm" svg:height="0.36cm" svg:x="7.126cm" svg:y="1.501cm">
          <draw:image xlink:href="Pictures/20000001000001390000012DAA730B4C.svm" xlink:type="simple" xlink:show="embed" xlink:actuate="onLoad">
            <text:p/>
          </draw:image>
        </draw:frame>
        <draw:frame draw:style-name="gr4" draw:text-style-name="P1" draw:layer="layout" svg:width="0.365cm" svg:height="0.36cm" svg:x="9.341cm" svg:y="1.501cm">
          <draw:image xlink:href="Pictures/20000001000001310000012D62166E45.svm" xlink:type="simple" xlink:show="embed" xlink:actuate="onLoad">
            <text:p/>
          </draw:image>
        </draw:frame>
        <draw:frame draw:style-name="gr5" draw:text-style-name="P1" draw:layer="layout" svg:width="0.319cm" svg:height="0.355cm" svg:x="9.996cm" svg:y="0.309cm">
          <draw:image xlink:href="Pictures/200000010000010B00000129462D935A.svm" xlink:type="simple" xlink:show="embed" xlink:actuate="onLoad">
            <text:p/>
          </draw:image>
        </draw:frame>
        <draw:frame draw:style-name="gr10" draw:text-style-name="P1" draw:layer="layout" svg:width="0.283cm" svg:height="0.289cm" svg:x="10.903cm" svg:y="1.327cm">
          <draw:image xlink:href="Pictures/20000001000000ED000000F2F2257F1D.svm" xlink:type="simple" xlink:show="embed" xlink:actuate="onLoad">
            <text:p/>
          </draw:image>
        </draw:frame>
        <draw:frame draw:style-name="gr8" draw:text-style-name="P1" draw:layer="layout" svg:width="0.329cm" svg:height="0.355cm" svg:x="11.65cm" svg:y="0.299cm">
          <draw:image xlink:href="Pictures/2000000100000113000001291A780DBC.svm" xlink:type="simple" xlink:show="embed" xlink:actuate="onLoad">
            <text:p/>
          </draw:image>
        </draw:frame>
        <draw:frame draw:style-name="gr9" draw:text-style-name="P1" draw:layer="layout" svg:width="0.374cm" svg:height="0.36cm" svg:x="12.264cm" svg:y="1.501cm">
          <draw:image xlink:href="Pictures/20000001000001390000012DAA730B4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21:06:06</meta:creation-date>
    <meta:editing-duration>PT25M10S</meta:editing-duration>
    <meta:editing-cycles>8</meta:editing-cycles>
    <meta:generator>LibreOffice/4.2.8.2$Linux_x86 LibreOffice_project/420m0$Build-2</meta:generator>
    <dc:title>kkkFigures</dc:title>
    <meta:initial-creator>kkk </meta:initial-creator>
    <dc:date>2017-03-28T18:02:22.639445681</dc:date>
    <meta:document-statistic meta:object-count="18"/>
    <meta:template xlink:type="simple" xlink:actuate="onRequest" xlink:title="kkkFigures" xlink:href="../../../../.libreoffice/3/user/template/kkkFigures.otg" meta:date="2014-02-01T21:06:06"/>
  </office:meta>
</office:document-meta>
</file>